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 begin integer uninfected;</text:p>
      <text:p text:style-name="Standard"/>
      <text:p text:style-name="Standard"><text:s text:c="3"/>activity sick person;</text:p>
      <text:p text:style-name="Standard"><text:s text:c="3"/>begin integer day; Boolean symtoms; set environment;</text:p>
      <text:p text:style-name="Standard"><text:s text:c="6"/>uninfected := uninfected-1; symptoms := false;</text:p>
      <text:p text:style-name="Standard"><text:s text:c="6"/>hold(incubation); symptoms := true;</text:p>
      <text:p text:style-name="Standard"><text:s text:c="6"/>for day:=1 step 1 until length do</text:p>
      <text:p text:style-name="Standard"><text:s text:c="6"/>begin if draw(probtreat[day],ul)</text:p>
      <text:p text:style-name="Standard"><text:s text:c="9"/>then activate new treatment(current);</text:p>
      <text:p text:style-name="Standard"><text:s text:c="9"/>infect(Poisson(contacts,u2),environment);</text:p>
      <text:p text:style-name="Standard"><text:s text:c="9"/>hold(1) end</text:p>
      <text:p text:style-name="Standard"><text:s text:c="6"/>end sick person;</text:p>
      <text:p text:style-name="Standard"/>
      <text:p text:style-name="Standard"><text:s text:c="3"/>procedure infect(n,S); value n; integer n; set S;</text:p>
      <text:p text:style-name="Standard"><text:s text:c="3"/>begin integer i;</text:p>
      <text:p text:style-name="Standard"><text:s text:c="6"/>for i := 1 step 1 until n do</text:p>
      <text:p text:style-name="Standard"><text:s text:c="6"/>if draw(printf X uninfected / population,u3) then</text:p>
      <text:p text:style-name="Standard"><text:s text:c="6"/>begin include(new sick person,S);</text:p>
      <text:p text:style-name="Standard"><text:s text:c="9"/>activate last(S) end</text:p>
      <text:p text:style-name="Standard"><text:s text:c="6"/>end infect;</text:p>
      <text:p text:style-name="Standard"/>
      <text:p text:style-name="Standard"><text:s text:c="3"/>activity treatment(patient); element patient;</text:p>
      <text:p text:style-name="Standard"><text:s text:c="3"/>begin element X;</text:p>
      <text:p text:style-name="Standard"><text:s text:c="6"/>extract patient when sick person do</text:p>
      <text:p text:style-name="Standard"><text:s text:c="6"/>if symptoms then</text:p>
      <text:p text:style-name="Standard"><text:s text:c="6"/>begin terminate(patient);</text:p>
      <text:p text:style-name="Standard"><text:s text:c="9"/>for X := first(environment) while exists(X) do</text:p>
      <text:p text:style-name="Standard"><text:s text:c="9"/>activate new treatment(X) end</text:p>
      <text:p text:style-name="Standard"><text:s text:c="6"/>else if draw(probmass,u4) then terminate(patient)</text:p>
      <text:p text:style-name="Standard"><text:s text:c="6"/>end treatment;</text:p>
      <text:p text:style-name="Standard"/>
      <text:p text:style-name="Standard"><text:s text:c="3"/>uninfected := population;</text:p>
      <text:p text:style-name="Standard"><text:s text:c="3"/>activate new sick persion; <text:s/>hold(simperiod)</text:p>
      <text:p text:style-name="Standard"/>
      <text:p text:style-name="Standard">end SIMULA</text:p>
      <text:p text:style-name="Standard"/>
      <text:p text:style-name="P1">The Simula67 version:</text:p>
      <text:p text:style-name="Standard"/>
      <text:p text:style-name="Standard"/>
      <text:p text:style-name="Standard">Drawing("Simulating Pandemic Development",900,900) begin </text:p>
      <text:p text:style-name="Standard"><text:s/></text:p>
      <text:p text:style-name="Standard">SIMULATION begin </text:p>
      <text:p text:style-name="Standard"><text:s text:c="3"/>real population=140; </text:p>
      <text:p text:style-name="Standard"><text:s text:c="3"/>real incubation=3; </text:p>
      <text:p text:style-name="Standard"><text:s text:c="3"/>integer length=50; </text:p>
      <text:p text:style-name="Standard"><text:s text:c="3"/>real simperiod=40; </text:p>
      <text:p text:style-name="Standard"><text:s text:c="3"/>real probmass=0.3; <text:s/></text:p>
      <text:p text:style-name="Standard"><text:s text:c="4"/></text:p>
      <text:p text:style-name="Standard"><text:s text:c="3"/>integer uninfected; </text:p>
      <text:p text:style-name="Standard"><text:s text:c="3"/>real array probtreat(1:length); </text:p>
      <text:p text:style-name="Standard"><text:s text:c="3"/>integer u1,u2,u3,u4,u5,u6; </text:p>
      <text:p text:style-name="Standard"><text:s text:c="4"/></text:p>
      <text:p text:style-name="Standard"><text:s text:c="3"/>-- Statistics </text:p>
      <text:p text:style-name="Standard"><text:s text:c="3"/>integer nInfected,nSick; </text:p>
      <text:p text:style-name="Standard"><text:s/></text:p>
      <text:p text:style-name="Standard"><text:s text:c="3"/>Process class SickPerson; </text:p>
      <text:p text:style-name="Standard"><text:s text:c="3"/>begin integer day; Boolean symptoms; real contacts; ref(Head) environment; <text:s text:c="2"/></text:p>
      <text:p text:style-name="Standard"><text:s/></text:p>
      <text:p text:style-name="Standard"><text:s text:c="6"/>procedure treatment; begin </text:p>
      <text:p text:style-name="Standard"><text:s text:c="9"/>ref(Link) X; </text:p>
      <text:p text:style-name="Standard"><text:s text:c="9"/>if not symptoms then begin </text:p>
      <text:p text:style-name="Standard"><text:s text:c="12"/>for X :- environment.first while X in Process do X qua SickPerson.treatment; </text:p>
      <text:p text:style-name="Standard"><text:s text:c="9"/>end else if draw(probmass,u4) then begin </text:p>
      <text:p text:style-name="Standard"><text:s text:c="12"/>symptoms := false; nSick := nSick-1; </text:p>
      <text:p text:style-name="Standard"><text:s text:c="9"/>end <text:s text:c="3"/></text:p>
      <text:p text:style-name="Standard"><text:s text:c="6"/>end treatment; </text:p>
      <text:p text:style-name="Standard"><text:s/></text:p>
      <text:p text:style-name="Standard"><text:s text:c="6"/>environment :- new Head; uninfected := uninfected-1; symptoms := false; </text:p>
      <text:p text:style-name="Standard"><text:s text:c="6"/>contacts := randint(1,6,u5); nInfected := nInfected+1; </text:p>
      <text:p text:style-name="Standard"><text:s text:c="6"/>hold(incubation); symptoms := true; nSick := nSick+1; </text:p>
      <text:p text:style-name="Standard"><text:s text:c="6"/>for day:=1 step 1 until length do if symptoms then begin </text:p>
      <text:p text:style-name="Standard"><text:s text:c="9"/>hold(1); </text:p>
      <text:p text:style-name="Standard"><text:s text:c="9"/>if draw(probtreat(day),u1) then treatment; </text:p>
      <text:p text:style-name="Standard"><text:s text:c="9"/>infect(Poisson(contacts,u2),environment); </text:p>
      <text:p text:style-name="Standard"><text:s text:c="6"/>end </text:p>
      <text:p text:style-name="Standard"><text:s text:c="3"/>end SickPerson; </text:p>
      <text:p text:style-name="Standard"><text:s/></text:p>
      <text:p text:style-name="Standard"><text:s text:c="3"/>procedure infect(n,S); value n; integer n; ref(Head) S; </text:p>
      <text:p text:style-name="Standard"><text:s text:c="3"/>begin integer i; </text:p>
      <text:p text:style-name="Standard"><text:s text:c="6"/>for i := 1 step 1 until n do </text:p>
      <text:p text:style-name="Standard"><text:s text:c="6"/>if draw(uninfected / population,u3) then </text:p>
      <text:p text:style-name="Standard"><text:s text:c="6"/>begin new SickPerson.into(S); </text:p>
      <text:p text:style-name="Standard"><text:s text:c="9"/>activate S.last end </text:p>
      <text:p text:style-name="Standard"><text:s text:c="6"/>end infect; </text:p>
      <text:p text:style-name="Standard"><text:s text:c="4"/></text:p>
      <text:p text:style-name="Standard"><text:s text:c="3"/>Process class Reporter; begin </text:p>
      <text:p text:style-name="Standard"><text:s text:c="6"/>long real prevTime,timeStep; ref(Curve) infected,sick; </text:p>
      <text:p text:style-name="Standard"><text:s text:c="6"/>ref(Description) infectedLabel,sickLabel; </text:p>
      <text:p text:style-name="Standard"><text:soft-page-break/><text:s text:c="6"/>setBackgroundColor(lightGray); setStroke(4.5); </text:p>
      <text:p text:style-name="Standard"><text:s text:c="6"/>infected :- new Curve(yellow); sick :- new Curve(red); </text:p>
      <text:p text:style-name="Standard"><text:s text:c="6"/>infectedLabel :- new Description(100,100,yellow,"Number of infected persons (accumulated)"); </text:p>
      <text:p text:style-name="Standard"><text:s text:c="6"/>sickLabel :- new Description(100,50,red,"Number of sick persons (not accumulated)"); </text:p>
      <text:p text:style-name="Standard"><text:s text:c="6"/>prevTime:=clocktime; </text:p>
      <text:p text:style-name="Standard"><text:s text:c="9"/>while clocktime &lt; prevTime+10 do; </text:p>
      <text:p text:style-name="Standard"><text:s text:c="6"/>timeStep:=1; -- Seconds </text:p>
      <text:p text:style-name="Standard"><text:s text:c="6"/>while true do begin </text:p>
      <text:p text:style-name="Standard"><text:s text:c="9"/>infected.move(nInfected); sick.move(nSick); </text:p>
      <text:p text:style-name="Standard"><text:s text:c="9"/>hold(1); </text:p>
      <text:p text:style-name="Standard"><text:s text:c="9"/>while clocktime &lt; prevTime+timeStep do; </text:p>
      <text:p text:style-name="Standard"><text:s text:c="9"/>prevTime:=prevTime+timeStep; </text:p>
      <text:p text:style-name="Standard"><text:s text:c="6"/>end </text:p>
      <text:p text:style-name="Standard"><text:s text:c="3"/>end; </text:p>
      <text:p text:style-name="Standard"><text:s text:c="4"/></text:p>
      <text:p text:style-name="Standard"><text:s text:c="3"/>class Description(x,y,color,txt); long real x,y; integer color; Text txt; begin </text:p>
      <text:p text:style-name="Standard"><text:s text:c="9"/>setFillColor(color); fillRectangle(x, y, 50, 10); </text:p>
      <text:p text:style-name="Standard"><text:s text:c="9"/>setDrawColor(black); setFontSize(24); drawText(txt,x+70,y+11); </text:p>
      <text:p text:style-name="Standard"><text:s text:c="3"/>end; </text:p>
      <text:p text:style-name="Standard"><text:s text:c="4"/></text:p>
      <text:p text:style-name="Standard"><text:s text:c="3"/>class Curve(color); value color; integer color; begin </text:p>
      <text:p text:style-name="Standard"><text:s text:c="6"/>long real x,y,nextX,nextY; </text:p>
      <text:p text:style-name="Standard"><text:s text:c="6"/>Procedure move(nxt); value nxt; long real nxt; begin </text:p>
      <text:p text:style-name="Standard"><text:s text:c="9"/>nextX := x+20; nextY := 900-10-(nxt*5); </text:p>
      <text:p text:style-name="Standard"><text:s text:c="9"/>setDrawColor(color); drawLine(x,y,nextX,nextY); </text:p>
      <text:p text:style-name="Standard"><text:s text:c="9"/>x:=nextX; y:=nextY; </text:p>
      <text:p text:style-name="Standard"><text:s text:c="6"/>end; </text:p>
      <text:p text:style-name="Standard"><text:s text:c="6"/>x:=0; y:=900-10; </text:p>
      <text:p text:style-name="Standard"><text:s text:c="3"/>end; </text:p>
      <text:p text:style-name="Standard"><text:s text:c="7"/></text:p>
      <text:p text:style-name="Standard"><text:s text:c="3"/>begin -- Initiate variables </text:p>
      <text:p text:style-name="Standard"><text:s text:c="6"/>integer i; </text:p>
      <text:p text:style-name="Standard"><text:s text:c="6"/>uninfected := population; </text:p>
      <text:p text:style-name="Standard"><text:s text:c="6"/>for i:=1 step 1 until length do probtreat(i) := uniform(0,0.5,u6); </text:p>
      <text:p text:style-name="Standard"><text:s text:c="7"/></text:p>
      <text:p text:style-name="Standard"><text:s text:c="6"/>u1 := 4001; <text:s/>-- Start values chosen to </text:p>
      <text:p text:style-name="Standard"><text:s text:c="6"/>u2 := 4013; <text:s/>-- avoid dependent series </text:p>
      <text:p text:style-name="Standard"><text:s text:c="6"/>u3 := 4023; </text:p>
      <text:p text:style-name="Standard"><text:s text:c="6"/>u4 := 4033; </text:p>
      <text:p text:style-name="Standard"><text:s text:c="6"/>u5 := 4043; </text:p>
      <text:p text:style-name="Standard"><text:s text:c="6"/>u6 := 4053; </text:p>
      <text:p text:style-name="Standard"><text:s text:c="7"/></text:p>
      <text:p text:style-name="Standard"><text:s text:c="3"/>end; </text:p>
      <text:p text:style-name="Standard"><text:s/></text:p>
      <text:p text:style-name="Standard"><text:s text:c="3"/>-- Start Simulation </text:p>
      <text:p text:style-name="Standard"><text:s text:c="3"/>activate new Reporter; </text:p>
      <text:p text:style-name="Standard"><text:s text:c="3"/>activate new SickPerson; <text:s/>hold(simperiod); </text:p>
      <text:p text:style-name="Standard"><text:s text:c="3"/>while true do; </text:p>
      <text:p text:style-name="Standard"><text:s/></text:p>
      <text:p text:style-name="Standard">end SIMULATION </text:p>
      <text:p text:style-name="Standard">end DRAW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30T09:26:05.18</meta:creation-date>
    <dc:date>2022-11-15T08:48:17.25</dc:date>
    <meta:editing-duration>P5DT19H8M52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3" meta:paragraph-count="131" meta:word-count="458" meta:character-count="4305"/>
  </office:meta>
</office:document-meta>
</file>